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  <style:style style:name="P2" style:family="paragraph" style:parent-style-name="Preformatted_20_Text">
      <style:text-properties fo:font-size="12pt" fo:font-weight="bold"/>
    </style:style>
    <style:style style:name="P3" style:family="paragraph" style:parent-style-name="Preformatted_20_Text">
      <style:paragraph-properties fo:margin-top="0cm" fo:margin-bottom="0.499cm"/>
      <style:text-properties fo:font-size="12pt" fo:font-weight="bold"/>
    </style:style>
    <style:style style:name="T1" style:family="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 text:c="2"/><text:span text:style-name="T1">Assignment 1 (Modeling)</text:span></text:p>
      <text:p text:style-name="Preformatted_20_Text"><text:s text:c="2"/><text:span text:style-name="T1">Deadline to submit is Wed Sep 26, 2012 at 4:30 pm local (Halifax, NS) time.</text:span></text:p>
      <text:p text:style-name="Preformatted_20_Text"/>
      <text:p text:style-name="P1">_____________________________________________________________________</text:p>
      <text:p text:style-name="Preformatted_20_Text"><text:s text:c="2"/><text:span text:style-name="T1">Submission rules:</text:span></text:p>
      <text:p text:style-name="P1">- It must be submitted electronically through the class (eSubmit) web-link</text:p>
      <text:p text:style-name="Preformatted_20_Text"><text:s text:c="2"/><text:span text:style-name="T1">http://web.cs.dal.ca/~farrag/eaccess/upload.shtml</text:span></text:p>
      <text:p text:style-name="P1">- Submitted file must be a WORD document (e.g, doc, docx, rtf format only).</text:p>
      <text:p text:style-name="P1">- Do not embed any other format inside the WORD document, and moreover, do</text:p>
      <text:p text:style-name="Preformatted_20_Text"><text:s text:c="2"/><text:span text:style-name="T1">not convert from any other word-processor to WORD. </text:span></text:p>
      <text:p text:style-name="P1">- To ensure the assignment file displays in the right order, submission </text:p>
      <text:p text:style-name="Preformatted_20_Text"><text:s text:c="2"/><text:span text:style-name="T1">should be done from one of the PC's available in the CS-Building. </text:span></text:p>
      <text:p text:style-name="P1">- See instructor if you need any help in submitting your assignment. </text:p>
      <text:p text:style-name="P1">- Before disputing any submission, store your assignment-file on a memory </text:p>
      <text:p text:style-name="Preformatted_20_Text"><text:s text:c="2"/><text:span text:style-name="T1">stick to check, if needed, the date "last updated" does not exceed the</text:span></text:p>
      <text:p text:style-name="Preformatted_20_Text"><text:s text:c="2"/><text:span text:style-name="T1">due date and time posted above for the assignment.</text:span></text:p>
      <text:p text:style-name="P1">- No email submission will be accepted.</text:p>
      <text:p text:style-name="P1">_____________________________________________________________________</text:p>
      <text:p text:style-name="Preformatted_20_Text"/>
      <text:p text:style-name="Preformatted_20_Text"/>
      <text:p text:style-name="Preformatted_20_Text"><text:s text:c="2"/><text:span text:style-name="T1">Q1) </text:span></text:p>
      <text:p text:style-name="Preformatted_20_Text"><text:s text:c="5"/><text:span text:style-name="T1">Consider an entity set that represents the students in some </text:span></text:p>
      <text:p text:style-name="Preformatted_20_Text"><text:s text:c="2"/><text:span text:style-name="T1">college. State, for each item below, whether or not it will be </text:span></text:p>
      <text:p text:style-name="Preformatted_20_Text"><text:s text:c="2"/><text:span text:style-name="T1">reasonable to use as an attribute in this entity. In addition,</text:span></text:p>
      <text:p text:style-name="Preformatted_20_Text"><text:s text:c="2"/><text:span text:style-name="T1">for each item you think it is reasonable to use, state whether</text:span></text:p>
      <text:p text:style-name="Preformatted_20_Text"><text:s text:c="2"/><text:span text:style-name="T1">it will be suitable alone as a key for the entity set.</text:span></text:p>
      <text:p text:style-name="Preformatted_20_Text"><text:s/></text:p>
      <text:p text:style-name="Preformatted_20_Text"><text:s text:c="2"/><text:span text:style-name="T1">- the student's name </text:span></text:p>
      <text:p text:style-name="Preformatted_20_Text"><text:span text:style-name="T1">Reasonable attribute. Not suitable as key.</text:span></text:p>
      <text:p text:style-name="Preformatted_20_Text"><text:s text:c="2"/><text:span text:style-name="T1">- the student's favorite color</text:span></text:p>
      <text:p text:style-name="Preformatted_20_Text"><text:span text:style-name="T1">Not reasonable attribute.</text:span></text:p>
      <text:p text:style-name="Preformatted_20_Text"><text:s text:c="2"/><text:span text:style-name="T1">- the student's phone-number</text:span></text:p>
      <text:p text:style-name="Preformatted_20_Text"><text:span text:style-name="T1">Reasonable attribute.</text:span></text:p>
      <text:p text:style-name="Preformatted_20_Text"><text:s text:c="2"/><text:span text:style-name="T1">- the student's favorite soccer team</text:span></text:p>
      <text:p text:style-name="Preformatted_20_Text"><text:span text:style-name="T1">Not reasonable attribute</text:span></text:p>
      <text:p text:style-name="Preformatted_20_Text"><text:s text:c="2"/><text:span text:style-name="T1">- the student's identifier</text:span></text:p>
      <text:p text:style-name="Preformatted_20_Text"><text:span text:style-name="T1">Reasonable attribute. Suitable as key.</text:span></text:p>
      <text:p text:style-name="Preformatted_20_Text"><text:s text:c="2"/><text:span text:style-name="T1">- the student's gender</text:span></text:p>
      <text:p text:style-name="Preformatted_20_Text"><text:span text:style-name="T1">Reasonable attribute.</text:span></text:p>
      <text:p text:style-name="Preformatted_20_Text"><text:s text:c="2"/><text:span text:style-name="T1">- the student's shoe size</text:span></text:p>
      <text:p text:style-name="Preformatted_20_Text"><text:span text:style-name="T1">Not reasonable attribute. </text:span></text:p>
      <text:p text:style-name="Preformatted_20_Text"><text:s text:c="2"/><text:span text:style-name="T1">- the student's nationality</text:span></text:p>
      <text:p text:style-name="Preformatted_20_Text"><text:soft-page-break/><text:span text:style-name="T1">Reasonable attribute (Tuition fees for international students are higher in some cases)</text:span></text:p>
      <text:p text:style-name="Preformatted_20_Text"><text:s text:c="2"/><text:span text:style-name="T1">- number of siblings of the student</text:span></text:p>
      <text:p text:style-name="Preformatted_20_Text"><text:span text:style-name="T1">Not reasonable attribute*.</text:span></text:p>
      <text:p text:style-name="Preformatted_20_Text"><text:s text:c="2"/><text:span text:style-name="T1">- number of parents of the student</text:span></text:p>
      <text:p text:style-name="Preformatted_20_Text"><text:span text:style-name="T1">Not reasonable attribute*.</text:span></text:p>
      <text:p text:style-name="Preformatted_20_Text"><text:span text:style-name="T1"/></text:p>
      <text:p text:style-name="Preformatted_20_Text"><text:span text:style-name="T1">*This is irrelavent at a university like Dalhousie, However, some private colleges have tuition discounts for </text:span></text:p>
      <text:p text:style-name="Preformatted_20_Text"><text:s/></text:p>
      <text:p text:style-name="Preformatted_20_Text"><text:s text:c="2"/><text:span text:style-name="T1">Q2)</text:span></text:p>
      <text:p text:style-name="Preformatted_20_Text"><text:s text:c="4"/><text:span text:style-name="T1">For every collection of entity sets given below, draw a possible</text:span></text:p>
      <text:p text:style-name="Preformatted_20_Text"><text:s text:c="2"/><text:span text:style-name="T1">relationship (set) between them. State the degree (e.g., binary, </text:span></text:p>
      <text:p text:style-name="Preformatted_20_Text"><text:s text:c="2"/><text:span text:style-name="T1">ternary, etc.) and if the relationship is binary, state </text:span></text:p>
      <text:p text:style-name="Preformatted_20_Text"><text:s text:c="2"/><text:span text:style-name="T1">its type, i.e., one-one, many-one, many-many.</text:span></text:p>
      <text:p text:style-name="Preformatted_20_Text"><text:s text:c="2"/></text:p>
      <text:p text:style-name="Preformatted_20_Text"><text:s text:c="2"/><text:span text:style-name="T1">- The entity sets Student and Professor (in a college application).</text:span></text:p>
      <text:p text:style-name="Preformatted_20_Text"><text:s text:c="2"/><text:span text:style-name="T1">- The entity sets Account and Saving-Account (in a Banking system).</text:span></text:p>
      <text:p text:style-name="Preformatted_20_Text"><text:s text:c="2"/><text:span text:style-name="T1">- The entity sets Student, Course, Grade, Year and Term (in a college).</text:span></text:p>
      <text:p text:style-name="Preformatted_20_Text"><text:s text:c="2"/><text:span text:style-name="T1">- The entity sets Movie, and Studio (in a hollywood application).</text:span></text:p>
      <text:p text:style-name="Preformatted_20_Text"/>
      <text:p text:style-name="Preformatted_20_Text"><text:s text:c="2"/><text:span text:style-name="T1">Q3)</text:span></text:p>
      <text:p text:style-name="Preformatted_20_Text"><text:s text:c="5"/><text:span text:style-name="T1">A binary relationship is called recursive if it is defined over </text:span></text:p>
      <text:p text:style-name="Preformatted_20_Text"><text:s text:c="2"/><text:span text:style-name="T1">the same entity set (i.e., same entity set participates more than</text:span></text:p>
      <text:p text:style-name="Preformatted_20_Text"><text:s text:c="2"/><text:span text:style-name="T1">once). Give an example of a recursive relationship over each entity </text:span></text:p>
      <text:p text:style-name="Preformatted_20_Text"><text:s text:c="2"/><text:span text:style-name="T1">set given below:</text:span></text:p>
      <text:p text:style-name="Preformatted_20_Text"/>
      <text:p text:style-name="Preformatted_20_Text"><text:s text:c="2"/><text:span text:style-name="T1">- A set of courses (in a college).</text:span></text:p>
      <text:p text:style-name="Preformatted_20_Text"><text:s text:c="2"/><text:span text:style-name="T1">- A set of people.</text:span></text:p>
      <text:p text:style-name="Preformatted_20_Text"><text:s text:c="2"/><text:span text:style-name="T1">- A set of cars.</text:span></text:p>
      <text:p text:style-name="Preformatted_20_Text"><text:s text:c="2"/></text:p>
      <text:p text:style-name="Preformatted_20_Text"><text:s text:c="4"/><text:span text:style-name="T1">Write the multiplicity of the relationship on the diagram, e.g.,</text:span></text:p>
      <text:p text:style-name="Preformatted_20_Text"><text:s text:c="2"/><text:span text:style-name="T1">whether the relationship is 1-1, M-1 or M-M.</text:span></text:p>
      <text:p text:style-name="Preformatted_20_Text"/>
      <text:p text:style-name="Preformatted_20_Text"><text:s text:c="2"/><text:span text:style-name="T1">Q4)</text:span></text:p>
      <text:p text:style-name="Preformatted_20_Text"><text:s text:c="4"/><text:span text:style-name="T1">In the relationship set "ParentsOf" below, each instance represents</text:span></text:p>
      <text:p text:style-name="Preformatted_20_Text"><text:s text:c="2"/><text:span text:style-name="T1">some person, the biological mother and the biological father of this </text:span></text:p>
      <text:p text:style-name="Preformatted_20_Text"><text:s text:c="2"/><text:span text:style-name="T1">person.</text:span></text:p>
      <text:p text:style-name="Preformatted_20_Text"><text:s text:c="2"/></text:p>
      <text:p text:style-name="Preformatted_20_Text"><text:s text:c="5"/><text:span text:style-name="T1">Is it possible to break the relationship "ParentsOf" into 2 or more</text:span></text:p>
      <text:p text:style-name="Preformatted_20_Text"><text:s text:c="2"/><text:span text:style-name="T1">binary relationships, i.e., can we form another ER-diagram equivalnet</text:span></text:p>
      <text:p text:style-name="Preformatted_20_Text"><text:s text:c="2"/><text:span text:style-name="T1">to the one given except that the relationship sets in the new diagram </text:span></text:p>
      <text:p text:style-name="Preformatted_20_Text"><text:s text:c="2"/><text:span text:style-name="T1">will all be binary? If so, draw the new diagram and give an </text:span><text:soft-page-break/><text:span text:style-name="T1">arguement</text:span></text:p>
      <text:p text:style-name="Preformatted_20_Text"><text:s text:c="2"/><text:span text:style-name="T1">to show the equivalence; otherwise, state a good reason that explains</text:span></text:p>
      <text:p text:style-name="Preformatted_20_Text"><text:s text:c="2"/><text:span text:style-name="T1">why this is not possible.</text:span></text:p>
      <text:p text:style-name="Preformatted_20_Text"/>
      <text:p text:style-name="Preformatted_20_Text"><text:s text:c="28"/><text:span text:style-name="T1">* <text:s/>* <text:s/>* <text:s text:c="8"/>* <text:s/>* <text:s/>* <text:s text:c="3"/></text:span></text:p>
      <text:p text:style-name="Preformatted_20_Text"><text:s text:c="25"/><text:span text:style-name="T1">* <text:s text:c="10"/>* <text:s text:c="2"/>* <text:s text:c="10"/>* <text:s/></text:span></text:p>
      <text:p text:style-name="Preformatted_20_Text"><text:s text:c="24"/><text:span text:style-name="T1">* <text:s text:c="3"/>name <text:s text:c="4"/>* * <text:s text:c="4"/>sin <text:s text:c="4"/>*</text:span></text:p>
      <text:p text:style-name="Preformatted_20_Text"><text:s text:c="25"/><text:span text:style-name="T1">* <text:s text:c="10"/>* <text:s text:c="2"/>* <text:s text:c="3"/>--- <text:s text:c="3"/>*</text:span></text:p>
      <text:p text:style-name="Preformatted_20_Text"><text:s text:c="28"/><text:span text:style-name="T1">* <text:s/>* <text:s/>* <text:s text:c="8"/>* <text:s/>* <text:s/>* <text:s/></text:span></text:p>
      <text:p text:style-name="Preformatted_20_Text"><text:s text:c="33"/><text:span text:style-name="T1">_|__________|__</text:span></text:p>
      <text:p text:style-name="Preformatted_20_Text"><text:s text:c="32"/><text:span text:style-name="T1">| <text:s text:c="14"/>|</text:span></text:p>
      <text:p text:style-name="Preformatted_20_Text"><text:s text:c="30"/><text:span text:style-name="T1">__| <text:s text:c="3"/>Person <text:s text:c="4"/>|__</text:span></text:p>
      <text:p text:style-name="Preformatted_20_Text"><text:s text:c="29"/><text:span text:style-name="T1">| <text:s/>|_______________| <text:s/>|</text:span></text:p>
      <text:p text:style-name="Preformatted_20_Text"><text:s text:c="29"/><text:span text:style-name="T1">| <text:s text:c="9"/>| <text:s text:c="9"/>|</text:span></text:p>
      <text:p text:style-name="Preformatted_20_Text"><text:s text:c="29"/><text:span text:style-name="T1">| <text:s text:c="9"/>| <text:s text:c="9"/>|</text:span></text:p>
      <text:p text:style-name="Preformatted_20_Text"><text:s text:c="29"/><text:span text:style-name="T1">| <text:s text:c="9"/>* <text:s text:c="9"/>|</text:span></text:p>
      <text:p text:style-name="Preformatted_20_Text"><text:s text:c="29"/><text:span text:style-name="T1">| <text:s text:c="7"/>* <text:s text:c="2"/>* <text:s text:c="7"/>|</text:span></text:p>
      <text:p text:style-name="Preformatted_20_Text"><text:s text:c="29"/><text:span text:style-name="T1">| <text:s text:c="5"/>* <text:s text:c="6"/>* <text:s text:c="5"/>|</text:span></text:p>
      <text:p text:style-name="Preformatted_20_Text"><text:s text:c="29"/><text:span text:style-name="T1">|____* ParentsOf *____|</text:span></text:p>
      <text:p text:style-name="Preformatted_20_Text"><text:s text:c="36"/><text:span text:style-name="T1">* <text:s text:c="6"/>*</text:span></text:p>
      <text:p text:style-name="Preformatted_20_Text"><text:s text:c="38"/><text:span text:style-name="T1">* <text:s text:c="2"/>*</text:span></text:p>
      <text:p text:style-name="Preformatted_20_Text"><text:s text:c="40"/><text:span text:style-name="T1">*</text:span></text:p>
      <text:p text:style-name="Preformatted_20_Text"/>
      <text:p text:style-name="Preformatted_20_Text"><text:s text:c="2"/><text:span text:style-name="T1">/** The question below has twice the weight of each question above **/</text:span></text:p>
      <text:p text:style-name="Preformatted_20_Text"/>
      <text:p text:style-name="Preformatted_20_Text"><text:s text:c="2"/><text:span text:style-name="T1">Q5) </text:span></text:p>
      <text:p text:style-name="Preformatted_20_Text"><text:s text:c="4"/><text:span text:style-name="T1">Select a simple database application (with at least 3 entity sets) and</text:span></text:p>
      <text:p text:style-name="Preformatted_20_Text"><text:s text:c="2"/><text:span text:style-name="T1">model it as an ER-diagram. Avoid using any example that was mentioned in </text:span></text:p>
      <text:p text:style-name="Preformatted_20_Text"><text:s text:c="2"/><text:span text:style-name="T1">in our class, i.e., make one of your own. Give a brief description of the</text:span></text:p>
      <text:p text:style-name="Preformatted_20_Text"><text:s text:c="2"/><text:span text:style-name="T1">example you select and justify the various aspect of your ER-design.</text:span></text:p>
      <text:p text:style-name="Preformatted_20_Text"><text:s/></text:p>
      <text:p text:style-name="Preformatted_20_Text"/>
      <text:p text:style-name="Horizontal_20_Line"/>
      <text:p text:style-name="Preformatted_20_Text"><text:s/></text:p>
      <text:p text:style-name="P2">Your solution must be developed independently. Please, do not write your </text:p>
      <text:p text:style-name="P3">password/Banner on the submitted assign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Moriarty</meta:initial-creator>
    <meta:creation-date>2012-09-26T12:55:34</meta:creation-date>
    <dc:date>2012-09-26T13:35:55</dc:date>
    <dc:creator>Alexander Moriarty</dc:creator>
    <meta:editing-duration>PT3M17S</meta:editing-duration>
    <meta:editing-cycles>1</meta:editing-cycles>
    <meta:document-statistic meta:table-count="0" meta:image-count="0" meta:object-count="0" meta:page-count="3" meta:paragraph-count="106" meta:word-count="695" meta:character-count="4995" meta:non-whitespace-character-count="3488"/>
    <meta:generator>LibreOffice/3.5$Linux_X86_64 LibreOffice_project/350m1$Build-2</meta:generator>
  </office:meta>
</office:document-meta>
</file>